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georgia" svg:font-family="georgia, 'DejaVu Serif', 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in" fo:margin-bottom="0in"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List_20_Paragraph">
      <style:paragraph-properties fo:margin-left="0.25in" fo:margin-right="0in" fo:text-indent="0.25in" style:auto-text-indent="false"/>
    </style:style>
    <style:style style:name="P4" style:family="paragraph" style:parent-style-name="Standard" style:master-page-name="Standard">
      <style:paragraph-properties fo:margin-top="0in" fo:margin-bottom="0in" style:page-number="auto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in" fo:margin-bottom="0in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in" fo:margin-bottom="0in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List_20_Paragraph">
      <style:paragraph-properties fo:margin-left="0.25in" fo:margin-right="0in" fo:text-indent="-0.25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10" style:family="paragraph" style:parent-style-name="List_20_Paragraph">
      <style:paragraph-properties fo:margin-left="0.25in" fo:margin-right="0in" fo:text-indent="0.25in" style:auto-text-indent="false"/>
    </style:style>
    <style:style style:name="P11" style:family="paragraph" style:parent-style-name="List_20_Paragraph">
      <style:paragraph-properties fo:margin-left="0.25in" fo:margin-right="0in" fo:text-indent="0.25in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variant="normal" fo:text-transform="none" fo:color="#000000" style:font-name="georgia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agin Arrocha</text:p>
      <text:p text:style-name="P1"/>
      <text:p text:style-name="P5">Old Testament Survey</text:p>
      <text:p text:style-name="P2">Homework Assignment: April 17, 2013</text:p>
      <text:p text:style-name="P2">Encountering the Old Testament – Chapter 24</text:p>
      <text:p text:style-name="P2"/>
      <text:p text:style-name="P1">Chapter 24 Review</text:p>
      <text:p text:style-name="P9">2.<text:tab/>An apocalyptic literary style is highly ____.</text:p>
      <text:p text:style-name="P3"><text:span text:style-name="T1">symbolic</text:span></text:p>
      <text:p text:style-name="P11"/>
      <text:p text:style-name="P9">3.<text:tab/>The author of Revelation calls himself ____.</text:p>
      <text:p text:style-name="P3"><text:span text:style-name="T1">John</text:span></text:p>
      <text:p text:style-name="P11"/>
      <text:p text:style-name="P9">4.<text:tab/>Revelation refers to letters written to seven Asian _____.</text:p>
      <text:p text:style-name="P3"><text:span text:style-name="T1">churches</text:span></text:p>
      <text:p text:style-name="P8"/>
      <text:p text:style-name="P9">6.<text:tab/>The position that rejects the idea of a literal thousand-year reign of Christ on earth is called _____.</text:p>
      <text:p text:style-name="P3"><text:span text:style-name="T1">amillenialism</text:span></text:p>
      <text:p text:style-name="P11"/>
      <text:p text:style-name="P9">10.<text:tab/>The Book of Revelation provides much material for study of the division of theology known as ______.</text:p>
      <text:p text:style-name="P3"><text:span text:style-name="T1">eschatology</text:span></text:p>
      <text:p text:style-name="P11"/>
      <text:p text:style-name="P12">Chapter 24 Study</text:p>
      <text:p text:style-name="P9">2.<text:tab/>Give on distinguishing feature of each of the four major theories of interpretation of Revelation.</text:p>
      <text:p text:style-name="P11"><text:span text:style-name="T2">Premillennialism is that Christ reigns on earth. <text:s/>Amillennialism is not literal reigns through church. Dispensational Premillennialism is rapture and some kind of special salvation for Israel. Postmillennialism is that Jesus reigns after he return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georgia" svg:font-family="georgia, 'DejaVu Serif', 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fo:font-weight="bold" style:font-weight-asian="bold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Name</dc:title>
    <meta:initial-creator>Owner</meta:initial-creator>
    <meta:editing-cycles>4</meta:editing-cycles>
    <meta:creation-date>2011-09-15T14:18:00</meta:creation-date>
    <dc:date>2013-04-14T15:19:21.17</dc:date>
    <meta:editing-duration>PT26M53S</meta:editing-duration>
    <meta:generator>OpenOffice.org/3.4.1$Win32 OpenOffice.org_project/341m1$Build-9593</meta:generator>
    <meta:document-statistic meta:table-count="0" meta:image-count="0" meta:object-count="0" meta:page-count="1" meta:paragraph-count="18" meta:word-count="141" meta:character-count="9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" xlink:href=""/>
  </office:meta>
</office:document-meta>
</file>